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0000000036600000066D466E33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NewRomanPSMT" svg:font-family="TimesNewRomanPSMT" style:font-family-generic="roman"/>
    <style:font-face style:name="SourceSansPro-Regular" svg:font-family="SourceSansPro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811cm" fo:text-align="justify" style:justify-single-word="false" style:text-autospace="none"/>
    </style:style>
    <style:style style:name="P2" style:family="paragraph" style:parent-style-name="Standard">
      <style:paragraph-properties style:line-height-at-least="0.6cm" fo:text-align="justify" style:justify-single-word="false" style:text-autospace="none"/>
    </style:style>
    <style:style style:name="P3" style:family="paragraph" style:parent-style-name="Standard">
      <style:paragraph-properties style:line-height-at-least="0.6cm" style:text-autospace="none"/>
    </style:style>
    <style:style style:name="P4" style:family="paragraph" style:parent-style-name="Standard">
      <style:paragraph-properties fo:line-height="100%" fo:text-align="justify" style:justify-single-word="false" style:text-autospace="none"/>
      <style:text-properties fo:color="#141412"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5" style:family="paragraph" style:parent-style-name="Standard">
      <style:paragraph-properties fo:line-height="100%" fo:text-align="justify" style:justify-single-word="false" style:text-autospace="none"/>
      <style:text-properties fo:color="#141412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P6" style:family="paragraph" style:parent-style-name="Standard">
      <style:paragraph-properties fo:line-height="100%" fo:text-align="justify" style:justify-single-word="false" style:text-autospace="none"/>
      <style:text-properties fo:color="#141412" style:font-name="TimesNewRomanPSMT" fo:font-size="11pt" fo:font-style="normal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P7" style:family="paragraph" style:parent-style-name="Standard">
      <style:paragraph-properties fo:line-height="100%" fo:text-align="justify" style:justify-single-word="false" style:text-autospace="none"/>
      <style:text-properties fo:color="#141412" style:font-name="TimesNewRomanPSMT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 style:text-autospace="none"/>
      <style:text-properties fo:color="#141412" style:font-name="TimesNewRomanPSMT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9" style:family="paragraph" style:parent-style-name="Standard">
      <style:paragraph-properties fo:line-height="100%" fo:text-align="justify" style:justify-single-word="false" style:text-autospace="none"/>
      <style:text-properties fo:color="#333333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 style:text-autospace="none"/>
      <style:text-properties fo:font-size="9pt" style:font-size-asian="9pt" style:font-size-complex="9pt"/>
    </style:style>
    <style:style style:name="P11" style:family="paragraph" style:parent-style-name="Standard">
      <style:paragraph-properties fo:margin-top="0cm" fo:margin-bottom="0.212cm" style:text-autospace="none"/>
      <style:text-properties style:use-window-font-color="true" style:font-name="TimesNewRomanPSMT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.212cm" fo:line-height="100%" style:text-autospace="none"/>
      <style:text-properties style:use-window-font-color="true" style:font-name="TimesNewRomanPSMT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.212cm" style:text-autospace="none"/>
      <style:text-properties style:use-window-font-color="true" style:font-name="TimesNewRomanPSMT" fo:font-size="11pt" fo:font-style="normal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P14" style:family="paragraph" style:parent-style-name="Standard">
      <style:paragraph-properties fo:margin-top="0cm" fo:margin-bottom="0.212cm" style:line-height-at-least="0.534cm" fo:text-align="justify" style:justify-single-word="false" style:text-autospace="none"/>
      <style:text-properties fo:color="#141412" style:font-name="SourceSansPro-Regular" fo:font-size="12pt" style:font-name-asian="SourceSansPro-Regular" style:font-size-asian="12pt" style:font-name-complex="SourceSansPro-Regular" style:font-size-complex="12pt"/>
    </style:style>
    <style:style style:name="P15" style:family="paragraph" style:parent-style-name="Standard">
      <style:paragraph-properties fo:margin-top="0cm" fo:margin-bottom="0.212cm" fo:line-height="100%" style:text-autospace="none"/>
      <style:text-properties fo:color="#333333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P16" style:family="paragraph" style:parent-style-name="Standard">
      <style:paragraph-properties fo:margin-top="0.388cm" fo:margin-bottom="0.388cm" fo:line-height="100%" fo:text-align="justify" style:justify-single-word="false" style:text-autospace="none"/>
      <style:text-properties fo:color="#333333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P17" style:family="paragraph" style:parent-style-name="Standard">
      <style:paragraph-properties style:line-height-at-least="0.6cm" fo:text-align="justify" style:justify-single-word="false" style:text-autospace="none"/>
    </style:style>
    <style:style style:name="T1" style:family="text">
      <style:text-properties style:use-window-font-color="true" style:font-name="TimesNewRomanPSMT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2" style:family="text">
      <style:text-properties fo:color="#141412" style:font-name="TimesNewRomanPSMT" fo:font-size="11pt" style:font-name-asian="TimesNewRomanPSMT" style:font-size-asian="11pt" style:font-name-complex="TimesNewRomanPSMT" style:font-size-complex="11pt"/>
    </style:style>
    <style:style style:name="T3" style:family="text">
      <style:text-properties fo:color="#141412" style:font-name="TimesNewRomanPSMT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T4" style:family="text">
      <style:text-properties fo:color="#141412" style:font-name="TimesNewRomanPSMT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T5" style:family="text">
      <style:text-properties fo:color="#141412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6" style:family="text">
      <style:text-properties fo:color="#141412" style:font-name="TimesNewRomanPSMT" fo:font-weight="normal" style:font-name-asian="TimesNewRomanPSMT" style:font-weight-asian="normal" style:font-name-complex="TimesNewRomanPSMT" style:font-weight-complex="normal"/>
    </style:style>
    <style:style style:name="T7" style:family="text">
      <style:text-properties fo:color="#141412" style:font-name="TimesNewRomanPSMT" fo:font-style="italic" fo:font-weight="normal" style:font-name-asian="TimesNewRomanPSMT" style:font-style-asian="italic" style:font-weight-asian="normal" style:font-name-complex="TimesNewRomanPSMT" style:font-style-complex="italic" style:font-weight-complex="normal"/>
    </style:style>
    <style:style style:name="T8" style:family="text">
      <style:text-properties fo:color="#141412" style:font-name="TimesNewRomanPSMT" fo:font-style="normal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9" style:family="text">
      <style:text-properties fo:color="#333333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10" style:family="text">
      <style:text-properties fo:color="#333333" style:font-name="TimesNewRomanPSMT" fo:font-size="11pt" fo:font-style="normal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11" style:family="text">
      <style:text-properties fo:color="#4183c4" style:font-name="TimesNewRomanPSMT" fo:font-size="11pt" fo:font-style="normal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12" style:family="text">
      <style:text-properties fo:color="#4183c4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13" style:family="text">
      <style:text-properties fo:color="#000000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14" style:family="text">
      <style:text-properties fo:color="#222222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1.991cm" draw:z-index="0"><draw:image xlink:href="Pictures/100000000000036600000066D466E33D.png" xlink:type="simple" xlink:show="embed" xlink:actuate="onLoad"/></draw:frame></text:p>
      <text:p text:style-name="Standard"/>
      <text:p text:style-name="P14">These VST plugins allow to spatialize up to 16 sources for several loudspeakers systems :</text:p>
      <text:p text:style-name="P1"><text:span text:style-name="T2">- </text:span><text:span text:style-name="T3">HoaQuadra</text:span><text:span text:style-name="T4"> – 4 loudspeakers ( 45°, 135°, 225°, 315°).</text:span></text:p>
      <text:p text:style-name="P1"><text:span text:style-name="T4">- </text:span><text:span text:style-name="T3">HoaFiveDotOne</text:span><text:span text:style-name="T4"> – 5 loudspeakers in a 5.1 Surround configuration (0°, 30°, 110°, 250°, 330°).</text:span></text:p>
      <text:p text:style-name="P1"><text:span text:style-name="T4">- </text:span><text:span text:style-name="T3">HoaHexa</text:span><text:span text:style-name="T4"> – 6 loudspeakers ( 30°, 90°, 150°, 210°, 270°, 330°).</text:span></text:p>
      <text:p text:style-name="P1"><text:span text:style-name="T4">- </text:span><text:span text:style-name="T3">HoaOcto</text:span><text:span text:style-name="T4"> – 8 loudspeakers (22,5°, 67,5°, 112,5°, 157,5°, 202,5°, 247,5°, 295,5°, 337,5°). </text:span></text:p>
      <text:p text:style-name="P1"><text:span text:style-name="T4">- </text:span><text:span text:style-name="T3">HoaHexaDeca</text:span><text:span text:style-name="T4"> - 16 loudspeakers (11,25°, 33,74°, 56,24°, 78,75°, 101,25°, 123,75°, 146,25°, 168,75°, 191,25°, 213,75°, 236,25°, 258,75°, 281,25°, 303,75°, 326,25°, 348,75°). </text:span></text:p>
      <text:p text:style-name="P1"><text:span text:style-name="T4">- </text:span><text:span text:style-name="T3">HoaBinaural</text:span><text:span text:style-name="T4"> - Binaural headphones restitution.</text:span></text:p>
      <text:p text:style-name="P7"/>
      <text:p text:style-name="P4">Commands : </text:p>
      <text:p text:style-name="P4"/>
      <text:p text:style-name="P8">- Change the number of sources : The number box.</text:p>
      <text:p text:style-name="P8">- Change source’s radius and angle : Click and drag.</text:p>
      <text:p text:style-name="P10"><text:span text:style-name="T6">- Change source’s radius : Click and drag with </text:span><text:span text:style-name="T7">alt</text:span><text:span text:style-name="T8"> </text:span><text:span text:style-name="T8">+ </text:span><text:span text:style-name="T7">shift</text:span><text:span text:style-name="T8">.</text:span></text:p>
      <text:p text:style-name="P10"><text:span text:style-name="T8">- Change source’s angle : Click and drag  with </text:span><text:span text:style-name="T7">alt</text:span><text:span text:style-name="T8">.</text:span></text:p>
      <text:p text:style-name="P10"><text:span text:style-name="T8">- Zoom : </text:span><text:span text:style-name="T7">shift</text:span><text:span text:style-name="T8"> </text:span><text:span text:style-name="T8">+ mouse wheel</text:span></text:p>
      <text:p text:style-name="P16">Version : Beta 0.1</text:p>
      <text:p text:style-name="P5">The plugins has been tested on Mac Os 10.8.5 with reaper v4.591. compatible with the softwares supporting VST plugins</text:p>
      <text:p text:style-name="P12"/>
      <text:p text:style-name="P9">Install :</text:p>
      <text:p text:style-name="P9"/>
      <text:p text:style-name="P9">Drag all package content to the VST custom folder, as default : </text:p>
      <text:p text:style-name="P9">/Library/Audio/Plug-ins/VST</text:p>
      <text:p text:style-name="P15">/Users/”username”/Library/Audio/Plug-ins/VST</text:p>
      <text:p text:style-name="P15"/>
      <text:p text:style-name="P6">The HOA Library :</text:p>
      <text:p text:style-name="P2"><text:span text:style-name="T10">Sound space is one of the principal dimensions of the contemporary musical thought, especially in the electroacoustic music domain but also in intermedia arts. In this context, the </text:span><text:a xlink:type="simple" xlink:href="http://cicm.mshparisnord.org/" text:style-name="Internet_20_link" text:visited-style-name="Visited_20_Internet_20_Link"><text:span text:style-name="T11">CICM</text:span></text:a><text:span text:style-name="T10"> has made spatialization its principal research axis. This project’s aim is to give to musician saptialization models based on high order ambisonics and sound fields synthesis. </text:span></text:p>
      <text:p text:style-name="P2"><text:span text:style-name="T10">You can visit the official website : </text:span><text:a xlink:type="simple" xlink:href="http://www.mshparisnord.fr/hoalibrary/" text:style-name="Internet_20_link" text:visited-style-name="Visited_20_Internet_20_Link"><text:span text:style-name="T11">HoaLibrary</text:span></text:a><text:span text:style-name="T10">. This project is developed in a part of the Paris 8 University </text:span><text:span text:style-name="T1"><text:s/></text:span><text:a xlink:type="simple" xlink:href="http://www.labex-arts-h2h.fr/" text:style-name="Internet_20_link" text:visited-style-name="Visited_20_Internet_20_Link"><text:span text:style-name="T11">LABEX arts H2H</text:span></text:a><text:span text:style-name="T10">. </text:span></text:p>
      <text:p text:style-name="P13"/>
      <text:p text:style-name="P3"><text:span text:style-name="T13">VST developer : Jo</text:span><text:span text:style-name="T14">ão Svidzinski.</text:span></text:p>
      <text:p text:style-name="P3"><text:span text:style-name="T13">Hoa developers : </text:span><text:span text:style-name="T14">J</text:span><text:span text:style-name="T13">ulien Colafrancesco, Pierre Guillot &amp; Eliott Paris.</text:span></text:p>
      <text:p text:style-name="P11"/>
      <text:p text:style-name="P2"><text:span text:style-name="T9">The Hoa Library, </text:span><text:span text:style-name="T5">(c) 2012-2014</text:span><text:span text:style-name="T9">, in under the </text:span><text:span text:style-name="T1"><text:s/></text:span><text:a xlink:type="simple" xlink:href="http://www.gnu.org/copyleft/gpl.html" text:style-name="Internet_20_link" text:visited-style-name="Visited_20_Internet_20_Link"><text:span text:style-name="T12">GNU Public License</text:span></text:a><text:span text:style-name="T9">. If you'd like to avoid the restrictions of the GPL and use Hoa Library for a closed-source product, you contact the </text:span><text:a xlink:type="simple" xlink:href="http://cicm.mshparisnord.org/" text:style-name="Internet_20_link" text:visited-style-name="Visited_20_Internet_20_Link"><text:span text:style-name="T12">CICM</text:span></text:a><text:span text:style-name="T9">.</text:span></text:p>
      <text:p text:style-name="P11">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NewRomanPSMT" svg:font-family="TimesNewRomanPSMT" style:font-family-generic="roman"/>
    <style:font-face style:name="SourceSansPro-Regular" svg:font-family="SourceSansPro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ao Svidzinski</meta:initial-creator>
    <meta:creation-date>2014-05-13T12:32:18</meta:creation-date>
    <dc:date>2014-05-13T15:21:43</dc:date>
    <dc:creator>Joao Svidzinski</dc:creator>
    <meta:editing-duration>PT24M11S</meta:editing-duration>
    <meta:editing-cycles>4</meta:editing-cycles>
    <meta:generator>OpenOffice/4.1.0$Unix OpenOffice.org_project/410m18$Build-9764</meta:generator>
    <meta:printed-by>Joao Svidzinski</meta:printed-by>
    <meta:print-date>2014-05-13T12:49:07</meta:print-date>
    <meta:document-statistic meta:table-count="0" meta:image-count="1" meta:object-count="0" meta:page-count="1" meta:paragraph-count="26" meta:word-count="312" meta:character-count="1936"/>
  </office:meta>
</office:document-meta>
</file>